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4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41" style:parent-style-name="Standard" style:family="paragraph">
      <style:paragraph-properties fo:margin-right="0.4333in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TableColumn45" style:family="table-column">
      <style:table-column-properties style:column-width="3.3465in" style:use-optimal-column-width="false"/>
    </style:style>
    <style:style style:name="TableColumn46" style:family="table-column">
      <style:table-column-properties style:column-width="3.3465in" style:use-optimal-column-width="false"/>
    </style:style>
    <style:style style:name="Table44" style:family="table">
      <style:table-properties style:width="6.693in" fo:margin-left="-0.0013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34in solid #000000" fo:border-left="0.0034in solid #000000" fo:border-bottom="0.0034in solid #000000" fo:border-right="none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Cell49" style:family="table-cell">
      <style:table-cell-properties fo:border="0.0034in solid #000000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Cell64" style:family="table-cell">
      <style:table-cell-properties fo:border-top="none" fo:border-left="0.0034in solid #000000" fo:border-bottom="0.0034in solid #000000" fo:border-right="0.0034in solid #000000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ableColumn73" style:family="table-column">
      <style:table-column-properties style:column-width="1.6736in" style:use-optimal-column-width="false"/>
    </style:style>
    <style:style style:name="TableColumn74" style:family="table-column">
      <style:table-column-properties style:column-width="1.6729in" style:use-optimal-column-width="false"/>
    </style:style>
    <style:style style:name="TableColumn75" style:family="table-column">
      <style:table-column-properties style:column-width="1.6729in" style:use-optimal-column-width="false"/>
    </style:style>
    <style:style style:name="TableColumn76" style:family="table-column">
      <style:table-column-properties style:column-width="1.6736in" style:use-optimal-column-width="false"/>
    </style:style>
    <style:style style:name="Table72" style:family="table">
      <style:table-properties style:width="6.693in" fo:margin-left="-0.0013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34in solid #000000" fo:border-left="0.0034in solid #000000" fo:border-bottom="0.0034in solid #000000" fo:border-right="none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Cell79" style:family="table-cell">
      <style:table-cell-properties fo:border-top="0.0034in solid #000000" fo:border-left="0.0034in solid #000000" fo:border-bottom="0.0034in solid #000000" fo:border-right="none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Cell80" style:family="table-cell">
      <style:table-cell-properties fo:border-top="0.0034in solid #000000" fo:border-left="0.0034in solid #000000" fo:border-bottom="0.0034in solid #000000" fo:border-right="none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Cell81" style:family="table-cell">
      <style:table-cell-properties fo:border="0.0034in solid #000000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TableColumn109" style:family="table-column">
      <style:table-column-properties style:column-width="1.6736in" style:use-optimal-column-width="false"/>
    </style:style>
    <style:style style:name="TableColumn110" style:family="table-column">
      <style:table-column-properties style:column-width="1.6729in" style:use-optimal-column-width="false"/>
    </style:style>
    <style:style style:name="TableColumn111" style:family="table-column">
      <style:table-column-properties style:column-width="1.6729in" style:use-optimal-column-width="false"/>
    </style:style>
    <style:style style:name="TableColumn112" style:family="table-column">
      <style:table-column-properties style:column-width="1.6736in" style:use-optimal-column-width="false"/>
    </style:style>
    <style:style style:name="Table108" style:family="table">
      <style:table-properties style:width="6.693in" fo:margin-left="-0.0013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Cell115" style:family="table-cell">
      <style:table-cell-properties fo:border-top="0.0034in solid #000000" fo:border-left="0.0034in solid #000000" fo:border-bottom="0.0034in solid #000000" fo:border-right="none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Cell116" style:family="table-cell">
      <style:table-cell-properties fo:border-top="0.0034in solid #000000" fo:border-left="0.0034in solid #000000" fo:border-bottom="0.0034in solid #000000" fo:border-right="none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Cell117" style:family="table-cell">
      <style:table-cell-properties fo:border="0.0034in solid #000000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TableColumn125" style:family="table-column">
      <style:table-column-properties style:column-width="2.2305in" style:use-optimal-column-width="false"/>
    </style:style>
    <style:style style:name="TableColumn126" style:family="table-column">
      <style:table-column-properties style:column-width="2.2312in" style:use-optimal-column-width="false"/>
    </style:style>
    <style:style style:name="TableColumn127" style:family="table-column">
      <style:table-column-properties style:column-width="2.2312in" style:use-optimal-column-width="false"/>
    </style:style>
    <style:style style:name="Table124" style:family="table">
      <style:table-properties style:width="6.693in" fo:margin-left="-0.0013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0.0034in solid #000000" fo:border-left="0.0034in solid #000000" fo:border-bottom="0.0034in solid #000000" fo:border-right="none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Cell130" style:family="table-cell">
      <style:table-cell-properties fo:border-top="0.0034in solid #000000" fo:border-left="0.0034in solid #000000" fo:border-bottom="0.0034in solid #000000" fo:border-right="none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Cell131" style:family="table-cell">
      <style:table-cell-properties fo:border="0.0034in solid #000000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P137" style:parent-style-name="Standard" style:family="paragraph">
      <style:text-properties fo:font-weight="bold" style:font-weight-asian="bold" style:font-weight-complex="bold"/>
    </style:style>
    <style:style style:name="P138" style:parent-style-name="Standard" style:family="paragraph">
      <style:text-properties fo:font-weight="bold" style:font-weight-asian="bold" style:font-weight-complex="bold"/>
    </style:style>
    <style:style style:name="TableColumn140" style:family="table-column">
      <style:table-column-properties style:column-width="3.3465in" style:use-optimal-column-width="false"/>
    </style:style>
    <style:style style:name="TableColumn141" style:family="table-column">
      <style:table-column-properties style:column-width="3.3465in" style:use-optimal-column-width="false"/>
    </style:style>
    <style:style style:name="Table139" style:family="table">
      <style:table-properties style:width="6.693in" fo:margin-left="-0.0013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34in solid #000000" fo:border-left="0.0034in solid #000000" fo:border-bottom="0.0034in solid #000000" fo:border-right="none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Cell144" style:family="table-cell">
      <style:table-cell-properties fo:border="0.0034in solid #000000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TableColumn159" style:family="table-column">
      <style:table-column-properties style:column-width="6.693in" style:use-optimal-column-width="false"/>
    </style:style>
    <style:style style:name="Table158" style:family="table">
      <style:table-properties style:width="6.693in" fo:margin-left="-0.0013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34in solid #000000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P162" style:parent-style-name="TableContents" style:family="paragraph">
      <style:text-properties fo:font-weight="bold" style:font-weight-asian="bold" style:font-weight-complex="bold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Standard" style:family="paragraph">
      <style:text-properties fo:font-weight="bold" style:font-weight-asian="bold" style:font-weight-complex="bold"/>
    </style:style>
    <style:style style:name="TableColumn173" style:family="table-column">
      <style:table-column-properties style:column-width="1.1159in" style:use-optimal-column-width="false"/>
    </style:style>
    <style:style style:name="TableColumn174" style:family="table-column">
      <style:table-column-properties style:column-width="1.1152in" style:use-optimal-column-width="false"/>
    </style:style>
    <style:style style:name="TableColumn175" style:family="table-column">
      <style:table-column-properties style:column-width="1.1152in" style:use-optimal-column-width="false"/>
    </style:style>
    <style:style style:name="TableColumn176" style:family="table-column">
      <style:table-column-properties style:column-width="1.1152in" style:use-optimal-column-width="false"/>
    </style:style>
    <style:style style:name="TableColumn177" style:family="table-column">
      <style:table-column-properties style:column-width="1.1152in" style:use-optimal-column-width="false"/>
    </style:style>
    <style:style style:name="TableColumn178" style:family="table-column">
      <style:table-column-properties style:column-width="1.1159in" style:use-optimal-column-width="false"/>
    </style:style>
    <style:style style:name="Table172" style:family="table">
      <style:table-properties style:width="6.693in" fo:margin-left="-0.0013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0.0034in solid #000000" fo:border-left="0.0034in solid #000000" fo:border-bottom="0.0034in solid #000000" fo:border-right="none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Cell181" style:family="table-cell">
      <style:table-cell-properties fo:border-top="0.0034in solid #000000" fo:border-left="0.0034in solid #000000" fo:border-bottom="0.0034in solid #000000" fo:border-right="none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Cell182" style:family="table-cell">
      <style:table-cell-properties fo:border-top="0.0034in solid #000000" fo:border-left="0.0034in solid #000000" fo:border-bottom="0.0034in solid #000000" fo:border-right="none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Cell183" style:family="table-cell">
      <style:table-cell-properties fo:border-top="0.0034in solid #000000" fo:border-left="0.0034in solid #000000" fo:border-bottom="0.0034in solid #000000" fo:border-right="none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Cell184" style:family="table-cell">
      <style:table-cell-properties fo:border-top="0.0034in solid #000000" fo:border-left="0.0034in solid #000000" fo:border-bottom="0.0034in solid #000000" fo:border-right="none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Cell185" style:family="table-cell">
      <style:table-cell-properties fo:border="0.0034in solid #000000" fo:background-color="#FFDE59" style:writing-mode="lr-tb" fo:padding-top="0.0381in" fo:padding-left="0.0381in" fo:padding-bottom="0.0381in" fo:padding-right="0.0381in">
        <style:background-fill draw:fill="solid" draw:fill-color="#FFDE59"/>
      </style:table-cell-properties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TEST PLAN</text:p>
      <text:p text:style-name="P2">FRONT ACCOUNTING (FA)</text:p>
      <text:p text:style-name="P3"/>
      <text:p text:style-name="Standard"/>
      <text:p text:style-name="Standard">1.<text:s/><text:span text:style-name="T4">TEST PLAN IDENTIFIER</text:span><text:span text:style-name="T5"><text:s/></text:span><text:span text:style-name="T6">:-</text:span></text:p>
      <text:p text:style-name="Standard"><text:tab/>FRONT ACCOUNTING 2.4.8 MTP 1.0</text:p>
      <text:p text:style-name="Standard"/>
      <text:p text:style-name="Standard">2.<text:s/><text:span text:style-name="T7">REFERENCE</text:span><text:span text:style-name="T8"><text:s/></text:span><text:span text:style-name="T9">:-</text:span></text:p>
      <text:p text:style-name="Standard"><text:tab/>Front Accounting(FA)<text:s/>User Guide Manual.pdf</text:p>
      <text:p text:style-name="Standard"/>
      <text:p text:style-name="Standard">3.<text:s/><text:span text:style-name="T10">INTRODUCTION</text:span><text:span text:style-name="T11"><text:s/></text:span><text:span text:style-name="T12">:-</text:span></text:p>
      <text:p text:style-name="Standard"><text:s text:c="12"/>Front<text:s/>Accounting (FA) is a professional web-based<text:s/>Accounting system for Enterprise Resource Planning (ERP).</text:p>
      <text:p text:style-name="Standard">It is targeted towards small and medium sized enterprises. It is integrated with modules that support most common business processes.</text:p>
      <text:p text:style-name="Standard">Front<text:s/>Accounting is a multi-user system. It supports multiple languages and currencies.</text:p>
      <text:p text:style-name="Standard">Front<text:s/>Accounting is developed by an international team. Senior developer Joe Hunt from Sweden and Janusz Dobrowolski from Poland.</text:p>
      <text:p text:style-name="Standard"/>
      <text:p text:style-name="Standard">4.<text:s/><text:span text:style-name="T13">TEST ITEM</text:span><text:span text:style-name="T14"><text:s/></text:span><text:span text:style-name="T15">:-</text:span></text:p>
      <text:p text:style-name="Standard"><text:tab/><text:span text:style-name="T16">A. Login -</text:span><text:s/>In the login page user have to login using valid user id and<text:s/>password.</text:p>
      <text:p text:style-name="Standard"><text:s text:c="30"/>Multiple users can login into the system.</text:p>
      <text:p text:style-name="Standard"><text:tab/><text:span text:style-name="T17">B. Sales -</text:span><text:s/>In sales module, the seller / salesman can setup a quotation entry and after that it<text:s/><text:tab/><text:tab/>can be convert into sales order entry if there is an order for the product from customer<text:s/><text:tab/><text:tab/>side. Then the salesman can make a delivery entry for the product which is been<text:s/><text:tab/><text:tab/><text:tab/>dispatch to<text:s/>customer<text:s/>along with an invoice entry. After thee customer does payment<text:s/><text:tab/><text:tab/>the salesman can make a customer payment un the system for the same.</text:p>
      <text:p text:style-name="Standard"><text:tab/><text:span text:style-name="T18">C.</text:span><text:span text:style-name="T19"><text:s/></text:span><text:span text:style-name="T20">Purchase -</text:span><text:s/>In purchase, the buyer make a purchase order entry in<text:s/>the system<text:s/>for the<text:s/><text:tab/><text:tab/><text:tab/>product he/she ordered to supplier. Then<text:s/>buyer<text:s/>can make goods receive entry for<text:s/><text:tab/><text:tab/>product that been delivered from supplier<text:s/>along<text:s/>with a<text:s/>supplier<text:s/>receive entry. Then the<text:s/><text:tab/><text:tab/>buyer can make a supplier<text:s/>entry<text:s/>after paying the desire amount for the product they<text:s/><text:tab/><text:tab/>received.</text:p>
      <text:p text:style-name="Standard"><text:tab/><text:span text:style-name="T21">D. Item &amp; Inventory -</text:span><text:s/>in the Item and Inventory module, here the stockist/inventory<text:s/><text:tab/><text:tab/><text:tab/>manager maintains the goods/products which are allocated at different warehouses in<text:s/><text:tab/><text:tab/>different locations. Here they maintain the records of goods transferred form one<text:s/><text:tab/><text:tab/>location to another location with a specific date. Here they also maintain the status of<text:s/><text:tab/><text:tab/>each products at<text:s/>different<text:s/>location warehouses and the transaction details of each<text:s/><text:tab/><text:tab/><text:tab/>products with a specific date range/duration.</text:p>
      <text:p text:style-name="Standard"/>
      <text:p text:style-name="Standard">5.<text:s/><text:span text:style-name="T22"><text:s/>FEATURES TO BE TESTED:-</text:span></text:p>
      <text:p text:style-name="Standard"><text:span text:style-name="T23"><text:tab/></text:span>1.Login -</text:p>
      <text:p text:style-name="Standard"><text:tab/><text:tab/>A.<text:s/><text:span text:style-name="T24">Login</text:span></text:p>
      <text:p text:style-name="Standard"><text:tab/>2.Sales -</text:p>
      <text:p text:style-name="Standard"><text:tab/><text:tab/>A.<text:s/><text:span text:style-name="T25">Sales Quotation Entry</text:span></text:p>
      <text:p text:style-name="Standard"><text:tab/><text:tab/><text:tab/>a. Place<text:s/>Quotation<text:s/>entry</text:p>
      <text:p text:style-name="Standard"><text:tab/><text:tab/><text:tab/>b. Cancel<text:s/>Quotation<text:s/>entry</text:p>
      <text:p text:style-name="Standard"><text:tab/><text:tab/>B.<text:s/><text:span text:style-name="T26">Sales Order Entry</text:span><text:s/>-</text:p>
      <text:p text:style-name="Standard"><text:tab/><text:tab/><text:tab/>a. Place order entry</text:p>
      <text:p text:style-name="Standard"><text:tab/><text:tab/><text:tab/>b. Cancel order entry</text:p>
      <text:p text:style-name="Standard"><text:tab/><text:tab/>C.<text:s/><text:span text:style-name="T27">Direct delivery</text:span><text:s/>-</text:p>
      <text:p text:style-name="Standard"><text:tab/><text:tab/><text:tab/>a. Update the order detail</text:p>
      <text:soft-page-break/>
      <text:p text:style-name="Standard"><text:tab/><text:tab/><text:tab/>b. Clear Quantity</text:p>
      <text:p text:style-name="Standard"><text:tab/><text:tab/><text:tab/>c. Process Dispatched</text:p>
      <text:p text:style-name="Standard"><text:tab/><text:tab/>D.<text:s/><text:span text:style-name="T28">Direct invoice</text:span><text:s/>-</text:p>
      <text:p text:style-name="Standard"><text:tab/><text:tab/><text:tab/>a. Process Invoice</text:p>
      <text:p text:style-name="Standard"><text:tab/><text:tab/><text:tab/>b. Update Invoice</text:p>
      <text:p text:style-name="Standard"><text:tab/><text:tab/>E.<text:s/><text:span text:style-name="T29">Customer Payment</text:span><text:s/>-</text:p>
      <text:p text:style-name="Standard"><text:tab/><text:tab/><text:tab/>a. Add payment<text:s/>entries</text:p>
      <text:p text:style-name="Standard"/>
      <text:p text:style-name="Standard"/>
      <text:p text:style-name="Standard"><text:tab/>3.<text:span text:style-name="T30">Purchases -</text:span></text:p>
      <text:p text:style-name="P31"><text:tab/><text:tab/>A. Purchase Order Entry -</text:p>
      <text:p text:style-name="Standard"><text:tab/><text:tab/><text:tab/>a. Place order entry</text:p>
      <text:p text:style-name="Standard"><text:tab/><text:tab/><text:tab/>b. Cancel order entry</text:p>
      <text:p text:style-name="Standard"><text:tab/><text:tab/>B.<text:s/><text:span text:style-name="T32">Received Purchase Order item (GRN) -</text:span></text:p>
      <text:p text:style-name="Standard"><text:tab/><text:tab/><text:tab/>a. Update purchase Order</text:p>
      <text:p text:style-name="Standard"><text:tab/>4.<text:span text:style-name="T33">Items and Inventor</text:span><text:s/>-</text:p>
      <text:p text:style-name="Standard"/>
      <text:p text:style-name="Standard">6.<text:s/><text:span text:style-name="T34"><text:s/>FEATURES NOT TO BE TESTED:-</text:span></text:p>
      <text:p text:style-name="Standard"><text:tab/>1.Manufacturing</text:p>
      <text:p text:style-name="Standard"><text:tab/>2.Fixed Assets</text:p>
      <text:p text:style-name="Standard"><text:tab/>3.Dimensions</text:p>
      <text:p text:style-name="Standard"><text:tab/>4.Banking and General Ledger</text:p>
      <text:p text:style-name="Standard"><text:tab/>5.Setup</text:p>
      <text:p text:style-name="Standard"/>
      <text:p text:style-name="P35">7. TEST APPROACH<text:s/>:-</text:p>
      <text:p text:style-name="P36"/>
      <text:p text:style-name="Standard"><text:tab/><text:span text:style-name="T37">METHOD OF TESTING -</text:span></text:p>
      <text:p text:style-name="Standard"><text:tab/><text:tab/>1. Black-box<text:s/>testing<text:s/>method</text:p>
      <text:p text:style-name="Standard"/>
      <text:p text:style-name="Standard"><text:tab/><text:span text:style-name="T38">LEVEL OF TESTING -</text:span></text:p>
      <text:p text:style-name="Standard"><text:tab/><text:tab/>1. System testing</text:p>
      <text:p text:style-name="Standard"/>
      <text:p text:style-name="Standard"><text:tab/><text:span text:style-name="T39">TYPE OF TESTING<text:s/></text:span><text:span text:style-name="T40">–</text:span></text:p>
      <text:p text:style-name="Standard"><text:tab/><text:tab/>1. Functional testing</text:p>
      <text:p text:style-name="P41"><text:tab/><text:tab/>2. Compatibility testing</text:p>
      <text:p text:style-name="Standard"><text:tab/><text:tab/>3. Gui testing</text:p>
      <text:p text:style-name="Standard"><text:tab/><text:tab/>4. Security testing</text:p>
      <text:p text:style-name="Standard"><text:tab/><text:tab/>5. Usability testing etc...</text:p>
      <text:p text:style-name="Standard"/>
      <text:p text:style-name="P42">8. TEST DELIVERABLES:-</text:p>
      <text:p text:style-name="Standard"><text:tab/>1.Test plan</text:p>
      <text:p text:style-name="Standard"><text:tab/>2.Test scenario</text:p>
      <text:p text:style-name="Standard"><text:tab/>3.Test case</text:p>
      <text:p text:style-name="Standard"><text:tab/>4.Defect report</text:p>
      <text:p text:style-name="Standard"/>
      <text:p text:style-name="P43">9. TEST ENVIRONMENT:-</text:p>
      <text:p text:style-name="Standard"/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TableContents">HARDWARE:-</text:p>
          </table:table-cell>
          <table:table-cell table:style-name="TableCell49">
            <text:p text:style-name="TableContents"/>
          </table:table-cell>
        </table:table-row>
        <table:table-row table:style-name="TableRow50">
          <table:table-cell table:style-name="TableCell51">
            <text:p text:style-name="TableContents">Ram</text:p>
          </table:table-cell>
          <table:table-cell table:style-name="TableCell52">
            <text:p text:style-name="TableContents">2 GB</text:p>
          </table:table-cell>
        </table:table-row>
        <table:table-row table:style-name="TableRow53">
          <table:table-cell table:style-name="TableCell54">
            <text:p text:style-name="TableContents">Processor</text:p>
          </table:table-cell>
          <table:table-cell table:style-name="TableCell55">
            <text:p text:style-name="TableContents">Intel i3 core Processor with 3Hz</text:p>
          </table:table-cell>
        </table:table-row>
        <table:table-row table:style-name="TableRow56">
          <table:table-cell table:style-name="TableCell57">
            <text:p text:style-name="TableContents">Operating system</text:p>
          </table:table-cell>
          <table:table-cell table:style-name="TableCell58">
            <text:p text:style-name="TableContents">Window,<text:s/>Linux</text:p>
          </table:table-cell>
        </table:table-row>
        <text:soft-page-break/>
        <table:table-row table:style-name="TableRow59">
          <table:table-cell table:style-name="TableCell60">
            <text:p text:style-name="TableContents">Browsers</text:p>
          </table:table-cell>
          <table:table-cell table:style-name="TableCell61">
            <text:p text:style-name="TableContents">Google chrome,<text:s/>Mozilla<text:s/>Firefox</text:p>
          </table:table-cell>
        </table:table-row>
        <table:table-row table:style-name="TableRow62">
          <table:table-cell table:style-name="TableCell63">
            <text:p text:style-name="TableContents">SOFTWARE:-</text:p>
          </table:table-cell>
          <table:table-cell table:style-name="TableCell64">
            <text:p text:style-name="TableContents"/>
          </table:table-cell>
        </table:table-row>
        <table:table-row table:style-name="TableRow65">
          <table:table-cell table:style-name="TableCell66">
            <text:p text:style-name="TableContents">Pdf reader</text:p>
          </table:table-cell>
          <table:table-cell table:style-name="TableCell67">
            <text:p text:style-name="TableContents">Adobe pdf reader</text:p>
          </table:table-cell>
        </table:table-row>
        <table:table-row table:style-name="TableRow68">
          <table:table-cell table:style-name="TableCell69">
            <text:p text:style-name="TableContents">Media player</text:p>
          </table:table-cell>
          <table:table-cell table:style-name="TableCell70">
            <text:p text:style-name="TableContents">Mx player</text:p>
          </table:table-cell>
        </table:table-row>
      </table:table>
      <text:p text:style-name="Standard"/>
      <text:p text:style-name="Standard">1<text:span text:style-name="T71">0. SCHEDULE</text:span>:-</text:p>
      <text:p text:style-name="Standard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TableContents">SR.NO.</text:p>
          </table:table-cell>
          <table:table-cell table:style-name="TableCell79">
            <text:p text:style-name="TableContents">TASK/ACTIVITES</text:p>
          </table:table-cell>
          <table:table-cell table:style-name="TableCell80">
            <text:p text:style-name="TableContents">DAYS(HRS)</text:p>
          </table:table-cell>
          <table:table-cell table:style-name="TableCell81">
            <text:p text:style-name="TableContents">DATE RANGE</text:p>
          </table:table-cell>
        </table:table-row>
        <table:table-row table:style-name="TableRow82">
          <table:table-cell table:style-name="TableCell83">
            <text:p text:style-name="TableContents">1</text:p>
          </table:table-cell>
          <table:table-cell table:style-name="TableCell84">
            <text:p text:style-name="TableContents">Test plan writing</text:p>
          </table:table-cell>
          <table:table-cell table:style-name="TableCell85">
            <text:p text:style-name="TableContents"/>
          </table:table-cell>
          <table:table-cell table:style-name="TableCell86">
            <text:p text:style-name="TableContents"/>
          </table:table-cell>
        </table:table-row>
        <table:table-row table:style-name="TableRow87">
          <table:table-cell table:style-name="TableCell88">
            <text:p text:style-name="TableContents">2</text:p>
          </table:table-cell>
          <table:table-cell table:style-name="TableCell89">
            <text:p text:style-name="TableContents">Test scenario writing</text:p>
          </table:table-cell>
          <table:table-cell table:style-name="TableCell90">
            <text:p text:style-name="TableContents"/>
          </table:table-cell>
          <table:table-cell table:style-name="TableCell91">
            <text:p text:style-name="TableContents"/>
          </table:table-cell>
        </table:table-row>
        <table:table-row table:style-name="TableRow92">
          <table:table-cell table:style-name="TableCell93">
            <text:p text:style-name="TableContents">3</text:p>
          </table:table-cell>
          <table:table-cell table:style-name="TableCell94">
            <text:p text:style-name="TableContents">Test case writing</text:p>
          </table:table-cell>
          <table:table-cell table:style-name="TableCell95">
            <text:p text:style-name="TableContents"/>
          </table:table-cell>
          <table:table-cell table:style-name="TableCell96">
            <text:p text:style-name="TableContents"/>
          </table:table-cell>
        </table:table-row>
        <table:table-row table:style-name="TableRow97">
          <table:table-cell table:style-name="TableCell98">
            <text:p text:style-name="TableContents">4</text:p>
          </table:table-cell>
          <table:table-cell table:style-name="TableCell99">
            <text:p text:style-name="TableContents">Test case execution</text:p>
          </table:table-cell>
          <table:table-cell table:style-name="TableCell100">
            <text:p text:style-name="TableContents"/>
          </table:table-cell>
          <table:table-cell table:style-name="TableCell101">
            <text:p text:style-name="TableContents"/>
          </table:table-cell>
        </table:table-row>
        <table:table-row table:style-name="TableRow102">
          <table:table-cell table:style-name="TableCell103">
            <text:p text:style-name="TableContents">5</text:p>
          </table:table-cell>
          <table:table-cell table:style-name="TableCell104">
            <text:p text:style-name="TableContents">Defect reporting</text:p>
          </table:table-cell>
          <table:table-cell table:style-name="TableCell105">
            <text:p text:style-name="TableContents"/>
          </table:table-cell>
          <table:table-cell table:style-name="TableCell106">
            <text:p text:style-name="TableContents"/>
          </table:table-cell>
        </table:table-row>
      </table:table>
      <text:p text:style-name="Standard"/>
      <text:p text:style-name="P107">11. ROLES AND RESPOSIBILITES:-</text:p>
      <text:p text:style-name="Standard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TableContents">SR.NO.</text:p>
          </table:table-cell>
          <table:table-cell table:style-name="TableCell115">
            <text:p text:style-name="TableContents">NAME OF THE PERSON</text:p>
          </table:table-cell>
          <table:table-cell table:style-name="TableCell116">
            <text:p text:style-name="TableContents">DESIGNATION</text:p>
          </table:table-cell>
          <table:table-cell table:style-name="TableCell117">
            <text:p text:style-name="TableContents">TASK/ACTIVITIES</text:p>
          </table:table-cell>
        </table:table-row>
        <table:table-row table:style-name="TableRow118">
          <table:table-cell table:style-name="TableCell119">
            <text:p text:style-name="TableContents">1</text:p>
          </table:table-cell>
          <table:table-cell table:style-name="TableCell120">
            <text:p text:style-name="TableContents">Satkar Shubham</text:p>
          </table:table-cell>
          <table:table-cell table:style-name="TableCell121">
            <text:p text:style-name="TableContents">Tester</text:p>
          </table:table-cell>
          <table:table-cell table:style-name="TableCell122">
            <text:p text:style-name="TableContents">Test plan writing</text:p>
            <text:p text:style-name="TableContents">Test scenario writing</text:p>
            <text:p text:style-name="TableContents">Test case writing</text:p>
            <text:p text:style-name="TableContents">Test case execution</text:p>
            <text:p text:style-name="TableContents">Defect<text:s/>reporting</text:p>
          </table:table-cell>
        </table:table-row>
      </table:table>
      <text:p text:style-name="Standard"/>
      <text:p text:style-name="P123">12. STAFFING AND TRANING:-</text:p>
      <text:p text:style-name="Standard"/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TableContents">TRANING CONDUCTED BY</text:p>
          </table:table-cell>
          <table:table-cell table:style-name="TableCell130">
            <text:p text:style-name="TableContents">EMPLOYEE NAME</text:p>
          </table:table-cell>
          <table:table-cell table:style-name="TableCell131">
            <text:p text:style-name="TableContents">TRANING TOPIC</text:p>
          </table:table-cell>
        </table:table-row>
        <table:table-row table:style-name="TableRow132">
          <table:table-cell table:style-name="TableCell133">
            <text:p text:style-name="TableContents">Bhupinder<text:s/>Sir</text:p>
          </table:table-cell>
          <table:table-cell table:style-name="TableCell134">
            <text:p text:style-name="TableContents">Satkar Shubham</text:p>
          </table:table-cell>
          <table:table-cell table:style-name="TableCell135">
            <text:p text:style-name="TableContents">Manual testing training</text:p>
          </table:table-cell>
        </table:table-row>
      </table:table>
      <text:p text:style-name="Standard"/>
      <text:p text:style-name="Standard"/>
      <text:p text:style-name="Standard"><text:span text:style-name="T136">13. SOFTWARE RISK ISSUES (PRODUCT RISK):-</text:span></text:p>
      <text:p text:style-name="Standard"><text:tab/>1.Lack of tools</text:p>
      <text:p text:style-name="Standard"><text:tab/>2.Lack of budget</text:p>
      <text:p text:style-name="Standard"><text:tab/>3.Lack of resources</text:p>
      <text:p text:style-name="Standard"><text:tab/>4.Lack of<text:s/>training</text:p>
      <text:p text:style-name="Standard"><text:tab/>5.Safety and security related issue</text:p>
      <text:p text:style-name="Standard"><text:tab/>6.Database security related issue</text:p>
      <text:p text:style-name="Standard"/>
      <text:p text:style-name="P137">14. RISK AND CONTIGENSIS (PROJECT RISK):-</text:p>
      <text:p text:style-name="Standard"><text:tab/>1.Delay in receiving built</text:p>
      <text:p text:style-name="Standard"><text:tab/>2.Network connection issue</text:p>
      <text:p text:style-name="Standard"><text:tab/>3.Installation issue</text:p>
      <text:p text:style-name="Standard"><text:tab/>4.Lack of resources</text:p>
      <text:p text:style-name="Standard"><text:tab/>5.Backup and restore problem</text:p>
      <text:p text:style-name="Standard"><text:tab/>6.Database connection issue</text:p>
      <text:p text:style-name="Standard"/>
      <text:p text:style-name="P138">15. SUSPEND AND RESUME CRITERIA -</text:p>
      <text:p text:style-name="Standard"/>
      <table:table table:style-name="Table139">
        <table:table-columns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TableContents">SUSPEND CRITERIA</text:p>
          </table:table-cell>
          <table:table-cell table:style-name="TableCell144">
            <text:p text:style-name="TableContents">RESUME CRITERIA</text:p>
          </table:table-cell>
        </table:table-row>
        <table:table-row table:style-name="TableRow145">
          <table:table-cell table:style-name="TableCell146">
            <text:p text:style-name="TableContents">1. Show stopper defect found (blocker defect)</text:p>
          </table:table-cell>
          <table:table-cell table:style-name="TableCell147">
            <text:p text:style-name="TableContents">1. Show stopper defect is resolved and retested</text:p>
          </table:table-cell>
        </table:table-row>
        <table:table-row table:style-name="TableRow148">
          <table:table-cell table:style-name="TableCell149">
            <text:p text:style-name="TableContents">2. No Electricity</text:p>
          </table:table-cell>
          <table:table-cell table:style-name="TableCell150">
            <text:p text:style-name="TableContents">2. Electricity issue resolved</text:p>
          </table:table-cell>
        </table:table-row>
        <table:table-row table:style-name="TableRow151">
          <table:table-cell table:style-name="TableCell152">
            <text:p text:style-name="TableContents">3. System<text:s/>Crashed</text:p>
          </table:table-cell>
          <table:table-cell table:style-name="TableCell153">
            <text:p text:style-name="TableContents">3. System is repaired and started working</text:p>
          </table:table-cell>
        </table:table-row>
        <table:table-row table:style-name="TableRow154">
          <table:table-cell table:style-name="TableCell155">
            <text:p text:style-name="TableContents">4. Network<text:s/>Crashed</text:p>
          </table:table-cell>
          <table:table-cell table:style-name="TableCell156">
            <text:p text:style-name="TableContents">4. Network is available</text:p>
          </table:table-cell>
        </table:table-row>
      </table:table>
      <text:p text:style-name="Standard"><text:tab/></text:p>
      <text:p text:style-name="Standard"/>
      <text:p text:style-name="P157">16.<text:s/>EXIT<text:s/>CRITERIA<text:s/>(Item pass &amp;<text:s/>fail)<text:s/>:-</text:p>
      <text:p text:style-name="Standard"/>
      <table:table table:style-name="Table158">
        <table:table-columns>
          <table:table-column table:style-name="TableColumn159"/>
        </table:table-columns>
        <table:table-row table:style-name="TableRow160">
          <table:table-cell table:style-name="TableCell161">
            <text:p text:style-name="P162">EXIT CRITERIA:- (ITEM PASS/FAIL CRITERIA)</text:p>
          </table:table-cell>
        </table:table-row>
        <table:table-row table:style-name="TableRow163">
          <table:table-cell table:style-name="TableCell164">
            <text:p text:style-name="TableContents">All the test case should be executed (i.e.<text:s/>100% test coverage)</text:p>
          </table:table-cell>
        </table:table-row>
        <table:table-row table:style-name="TableRow165">
          <table:table-cell table:style-name="TableCell166">
            <text:p text:style-name="TableContents">90% test case<text:s/>should be pass and 10% test case may be fail with low severity and low priority</text:p>
          </table:table-cell>
        </table:table-row>
        <table:table-row table:style-name="TableRow167">
          <table:table-cell table:style-name="TableCell168">
            <text:p text:style-name="TableContents">Required quality of product (software) should be achieved</text:p>
          </table:table-cell>
        </table:table-row>
        <table:table-row table:style-name="TableRow169">
          <table:table-cell table:style-name="TableCell170">
            <text:p text:style-name="TableContents">All the test deliverables should be updated</text:p>
          </table:table-cell>
        </table:table-row>
      </table:table>
      <text:p text:style-name="Standard"/>
      <text:p text:style-name="P171">17.APPROVAL:-</text:p>
      <text:p text:style-name="Standard"/>
      <table:table table:style-name="Table172">
        <table:table-columns>
          <table:table-column table:style-name="TableColumn173"/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TableContents">SR.NO.</text:p>
          </table:table-cell>
          <table:table-cell table:style-name="TableCell181">
            <text:p text:style-name="TableContents">NAME OF THE PERSON</text:p>
          </table:table-cell>
          <table:table-cell table:style-name="TableCell182">
            <text:p text:style-name="TableContents">DESIGNATION/ROLE</text:p>
          </table:table-cell>
          <table:table-cell table:style-name="TableCell183">
            <text:p text:style-name="TableContents">DATE</text:p>
          </table:table-cell>
          <table:table-cell table:style-name="TableCell184">
            <text:p text:style-name="TableContents">REMARK (APPROVED/UNAPPROVED)</text:p>
          </table:table-cell>
          <table:table-cell table:style-name="TableCell185">
            <text:p text:style-name="TableContents">SIGNATURE</text:p>
          </table:table-cell>
        </table:table-row>
        <table:table-row table:style-name="TableRow186">
          <table:table-cell table:style-name="TableCell187">
            <text:p text:style-name="TableContents">1</text:p>
          </table:table-cell>
          <table:table-cell table:style-name="TableCell188">
            <text:p text:style-name="TableContents">Gulnar Mam</text:p>
          </table:table-cell>
          <table:table-cell table:style-name="TableCell189">
            <text:p text:style-name="TableContents">Test manager</text:p>
          </table:table-cell>
          <table:table-cell table:style-name="TableCell190">
            <text:p text:style-name="TableContents"/>
          </table:table-cell>
          <table:table-cell table:style-name="TableCell191">
            <text:p text:style-name="TableContents"/>
          </table:table-cell>
          <table:table-cell table:style-name="TableCell192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shubhamsatkar891@gmail.com</dc:creator>
    <meta:creation-date>2022-09-13T15:49:00Z</meta:creation-date>
    <dc:date>2024-11-30T09:14:00Z</dc:date>
    <meta:template xlink:href="Normal" xlink:type="simple"/>
    <meta:editing-cycles>13</meta:editing-cycles>
    <meta:editing-duration>PT7860S</meta:editing-duration>
    <meta:document-statistic meta:page-count="4" meta:paragraph-count="10" meta:word-count="763" meta:character-count="5103" meta:row-count="36" meta:non-whitespace-character-count="4350"/>
  </office:meta>
</office:document-meta>
</file>